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06470" officeooo:paragraph-rsid="00206470"/>
    </style:style>
    <style:style style:name="P2" style:family="paragraph" style:parent-style-name="Standard">
      <style:text-properties officeooo:rsid="002416aa" officeooo:paragraph-rsid="002416aa"/>
    </style:style>
    <style:style style:name="P3" style:family="paragraph" style:parent-style-name="Standard">
      <style:text-properties officeooo:rsid="002416aa" officeooo:paragraph-rsid="002416aa"/>
    </style:style>
    <style:style style:name="P4" style:family="paragraph" style:parent-style-name="Standard">
      <style:text-properties officeooo:rsid="0026f333" officeooo:paragraph-rsid="0026f333"/>
    </style:style>
    <style:style style:name="T1" style:family="text">
      <style:text-properties officeooo:rsid="0026f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vn clean install</text:p>
      <text:p text:style-name="P1"/>
      <text:p text:style-name="P2">start <text:span text:style-name="T1">postgresql db</text:span></text:p>
      <text:p text:style-name="P2"/>
      <text:p text:style-name="P2"/>
      <text:p text:style-name="P4">Deploy bundle in fuse as below</text:p>
      <text:p text:style-name="P1"><text:s text:c="4"/>features:addurl mvn:fuse-examples/features/1.0-SNAPSHOT/xml/features</text:p>
      <text:p text:style-name="P1"><text:s text:c="4"/>features:install camel-jpa </text:p>
      <text:p text:style-name="P1"><text:s text:c="4"/>features:install hibernate</text:p>
      <text:p text:style-name="P1"><text:s text:c="4"/>features:install project-features </text:p>
      <text:p text:style-name="P1"><text:s text:c="4"/>features:install database-features </text:p>
      <text:p text:style-name="P1"><text:s text:c="4"/>features:install application-bundl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Haessler</meta:initial-creator>
    <meta:creation-date>2014-07-08T15:11:03.297076870</meta:creation-date>
    <meta:generator>LibreOffice/5.2.6.2$Linux_X86_64 LibreOffice_project/20$Build-2</meta:generator>
    <dc:date>2017-04-03T13:38:20.103303114</dc:date>
    <meta:editing-duration>PT1M54S</meta:editing-duration>
    <meta:editing-cycles>4</meta:editing-cycles>
    <meta:document-statistic meta:table-count="0" meta:image-count="0" meta:object-count="0" meta:page-count="1" meta:paragraph-count="9" meta:word-count="24" meta:character-count="317" meta:non-whitespace-character-count="274"/>
  </office:meta>
</office:document-meta>
</file>